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Info.DebugInfo( String sourceURI , int startLine , int endLine , Map &lt; QName , Object &gt; extElm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bugInfo.DebugInfo( String sourceURI , int line , Map &lt; QName , Object &gt; extElm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